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pitch="variable" style:font-charset="x-symbol"/>
    <style:font-face style:name="DejaVu Sans1" svg:font-family="'DejaVu Sans'" style:font-family-generic="swiss"/>
    <style:font-face style:name="Nimbus Mono L" svg:font-family="'Nimbus Mono L'" style:font-family-generic="modern" style:font-pitch="fixed"/>
    <style:font-face style:name="Droid Sans Mono" svg:font-family="'Droid Sans Mono'" style:font-family-generic="swiss" style:font-pitch="fixed"/>
    <style:font-face style:name="Gentium" svg:font-family="Gentium" style:font-pitch="variable"/>
    <style:font-face style:name="STIXGeneral" svg:font-family="STIXGeneral" style:font-pitch="variable"/>
    <style:font-face style:name="cmr10" svg:font-family="cmr10" style:font-pitch="variable"/>
    <style:font-face style:name="Century Schoolbook L" svg:font-family="'Century Schoolbook L'" style:font-family-generic="roman" style:font-pitch="variable"/>
    <style:font-face style:name="DejaVu Serif Condensed" svg:font-family="'DejaVu Serif Condensed'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roid Sans Armenian" svg:font-family="'Droid Sans Armenian'" style:font-family-generic="swiss" style:font-pitch="variable"/>
    <style:font-face style:name="Droid Sans Ethiopic" svg:font-family="'Droid Sans Ethiopic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roid Sans Armenian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roid Sans Armenian" fo:font-weight="bold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Droid Sans Armenian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Droid Sans Armenian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end" style:justify-single-word="false"/>
      <style:text-properties style:font-name="Droid Sans Armenian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Droid Sans Armenian" fo:font-size="13pt" fo:font-weight="bold" style:font-size-asian="13pt" style:font-weight-asian="bold" style:font-size-complex="13pt" style:font-weight-complex="bold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hedozeau Morgan B1</text:p>
      <text:p text:style-name="P5"/>
      <text:p text:style-name="P4">Compte rendu Tp Git + Github = versionning en ligne</text:p>
      <text:p text:style-name="P1"/>
      <text:list xml:id="list117787328" text:style-name="L1">
        <text:list-item>
          <text:p text:style-name="P3">Tout d'abord, git est bien installé sur ma machine.</text:p>
        </text:list-item>
        <text:list-item>
          <text:p text:style-name="P3">On veux versionner l'ensemble d'un dossier et non pas tous les documents, donc je crée un dossier que j'appellerais github dans mes documents et j'active ce dossier comme repository git</text:p>
          <text:p text:style-name="P3"><text:span text:style-name="T1">commande : </text:span><text:line-break/>11501127@r20022:/home/usager/11501127/Documents/github$ git init</text:p>
        </text:list-item>
      </text:list>
      <text:p text:style-name="P2"/>
      <text:p text:style-name="P2"><text:tab/>Je crée mon application en Java avec Eclipse appelée GitTest.</text:p>
      <text:p text:style-name="P2"><text:tab/>Mon application affiche le texte suivant dans la console quand je <text:tab/>l'exécute : Hello World !</text:p>
      <text:p text:style-name="P2"><text:tab/>Je vais maintenant pourvoir l'envoyer sur GitHub, pour cela je procède de</text:p>
      <text:p text:style-name="P2"><text:tab/>la manière suivante :</text:p>
      <text:p text:style-name="P2"/>
      <text:p text:style-name="P2"><text:tab/>11501127@r20022:~/Documents/github$ git add GitTestMain.java</text:p>
      <text:p text:style-name="P2"><text:tab/></text:p>
      <text:p text:style-name="P2"><text:tab/>Comme j'ai modifier mon repository je demande a Git d'enregistrer les <text:tab/>modifications en faisant un commit </text:p>
      <text:p text:style-name="P2"/>
      <text:p text:style-name="P2"><text:tab/>11501127@r20022:~/Documents/github$ git commit -m "Ajout de mon appli <text:tab/>java"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 style:font-pitch="variable" style:font-charset="x-symbol"/>
    <style:font-face style:name="DejaVu Sans1" svg:font-family="'DejaVu Sans'" style:font-family-generic="swiss"/>
    <style:font-face style:name="Nimbus Mono L" svg:font-family="'Nimbus Mono L'" style:font-family-generic="modern" style:font-pitch="fixed"/>
    <style:font-face style:name="Droid Sans Mono" svg:font-family="'Droid Sans Mono'" style:font-family-generic="swiss" style:font-pitch="fixed"/>
    <style:font-face style:name="Gentium" svg:font-family="Gentium" style:font-pitch="variable"/>
    <style:font-face style:name="STIXGeneral" svg:font-family="STIXGeneral" style:font-pitch="variable"/>
    <style:font-face style:name="cmr10" svg:font-family="cmr10" style:font-pitch="variable"/>
    <style:font-face style:name="Century Schoolbook L" svg:font-family="'Century Schoolbook L'" style:font-family-generic="roman" style:font-pitch="variable"/>
    <style:font-face style:name="DejaVu Serif Condensed" svg:font-family="'DejaVu Serif Condensed'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roid Sans Armenian" svg:font-family="'Droid Sans Armenian'" style:font-family-generic="swiss" style:font-pitch="variable"/>
    <style:font-face style:name="Droid Sans Ethiopic" svg:font-family="'Droid Sans Ethiopic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0T14:19:19</meta:creation-date>
    <dc:date>2016-11-10T14:49:19</dc:date>
    <meta:editing-duration>PT14M57S</meta:editing-duration>
    <meta:editing-cycles>4</meta:editing-cycles>
    <meta:generator>LibreOffice/3.5$Linux_x86 LibreOffice_project/350m1$Build-2</meta:generator>
    <meta:document-statistic meta:table-count="0" meta:image-count="0" meta:object-count="0" meta:page-count="1" meta:paragraph-count="13" meta:word-count="130" meta:character-count="651" meta:non-whitespace-character-count="754"/>
  </office:meta>
</office:document-meta>
</file>